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543in" svg:y="3.7535in">
            <draw:object draw:notify-on-update-of-ranges="Sheet1.A2:Sheet1.A1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602in" svg:y="0.0787in">
            <draw:object draw:notify-on-update-of-ranges="Sheet1.A2:Sheet1.A11 Sheet1.E2:Sheet1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rrient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.6" calcext:value-type="float">
            <text:p>38.6</text:p>
          </table:table-cell>
          <table:table-cell office:value-type="float" office:value="-22.92" calcext:value-type="float">
            <text:p>-22.92</text:p>
          </table:table-cell>
          <table:table-cell table:formula="of:=[.B2]-([.B2]+[.C2])/2" office:value-type="float" office:value="30.76" calcext:value-type="float">
            <text:p>30.76</text:p>
          </table:table-cell>
          <table:table-cell table:formula="of:=[.D2]*0.001/(2*PI()*50*[.A2])" office:value-type="float" office:value="0.0000016318686831689" calcext:value-type="float">
            <text:p>1.6318686831689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28" calcext:value-type="float">
            <text:p>55.28</text:p>
          </table:table-cell>
          <table:table-cell office:value-type="float" office:value="-38.7" calcext:value-type="float">
            <text:p>-38.7</text:p>
          </table:table-cell>
          <table:table-cell table:formula="of:=[.B3]-([.B3]+[.C3])/2" office:value-type="float" office:value="46.99" calcext:value-type="float">
            <text:p>46.99</text:p>
          </table:table-cell>
          <table:table-cell table:formula="of:=[.D3]*0.001/(2*PI()*50*[.A3])" office:value-type="float" office:value="0.0000021367687931109" calcext:value-type="float">
            <text:p>2.1367687931109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96" calcext:value-type="float">
            <text:p>78.96</text:p>
          </table:table-cell>
          <table:table-cell office:value-type="float" office:value="-63.76" calcext:value-type="float">
            <text:p>-63.76</text:p>
          </table:table-cell>
          <table:table-cell table:formula="of:=[.B4]-([.B4]+[.C4])/2" office:value-type="float" office:value="71.36" calcext:value-type="float">
            <text:p>71.36</text:p>
          </table:table-cell>
          <table:table-cell table:formula="of:=[.D4]*0.001/(2*PI()*50*[.A4])" office:value-type="float" office:value="0.00000283932418475941" calcext:value-type="float">
            <text:p>2.83932418475941E-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-87.76" calcext:value-type="float">
            <text:p>-87.76</text:p>
          </table:table-cell>
          <table:table-cell table:formula="of:=[.B5]-([.B5]+[.C5])/2" office:value-type="float" office:value="95.88" calcext:value-type="float">
            <text:p>95.88</text:p>
          </table:table-cell>
          <table:table-cell table:formula="of:=[.D5]*0.001/(2*PI()*50*[.A5])" office:value-type="float" office:value="0.00000339106132081132" calcext:value-type="float">
            <text:p>3.39106132081132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-113" calcext:value-type="float">
            <text:p>-113</text:p>
          </table:table-cell>
          <table:table-cell table:formula="of:=[.B6]-([.B6]+[.C6])/2" office:value-type="float" office:value="121.5" calcext:value-type="float">
            <text:p>121.5</text:p>
          </table:table-cell>
          <table:table-cell table:formula="of:=[.D6]*0.001/(2*PI()*50*[.A6])" office:value-type="float" office:value="0.00000386746511713306" calcext:value-type="float">
            <text:p>3.86746511713306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float" office:value="-133" calcext:value-type="float">
            <text:p>-133</text:p>
          </table:table-cell>
          <table:table-cell table:formula="of:=[.B7]-([.B7]+[.C7])/2" office:value-type="float" office:value="142" calcext:value-type="float">
            <text:p>142</text:p>
          </table:table-cell>
          <table:table-cell table:formula="of:=[.D7]*0.001/(2*PI()*50*[.A7])" office:value-type="float" office:value="0.00000410909125800893" calcext:value-type="float">
            <text:p>4.10909125800893E-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-155" calcext:value-type="float">
            <text:p>-155</text:p>
          </table:table-cell>
          <table:table-cell table:formula="of:=[.B8]-([.B8]+[.C8])/2" office:value-type="float" office:value="164.5" calcext:value-type="float">
            <text:p>164.5</text:p>
          </table:table-cell>
          <table:table-cell table:formula="of:=[.D8]*0.001/(2*PI()*50*[.A8])" office:value-type="float" office:value="0.0000043634980231028" calcext:value-type="float">
            <text:p>4.3634980231028E-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4" calcext:value-type="float">
            <text:p>204</text:p>
          </table:table-cell>
          <table:table-cell office:value-type="float" office:value="-185" calcext:value-type="float">
            <text:p>-185</text:p>
          </table:table-cell>
          <table:table-cell table:formula="of:=[.B9]-([.B9]+[.C9])/2" office:value-type="float" office:value="194.5" calcext:value-type="float">
            <text:p>194.5</text:p>
          </table:table-cell>
          <table:table-cell table:formula="of:=[.D9]*0.001/(2*PI()*50*[.A9])" office:value-type="float" office:value="0.00000476240560482671" calcext:value-type="float">
            <text:p>4.76240560482671E-06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225" calcext:value-type="float">
            <text:p>225</text:p>
          </table:table-cell>
          <table:table-cell office:value-type="float" office:value="-210" calcext:value-type="float">
            <text:p>-210</text:p>
          </table:table-cell>
          <table:table-cell table:formula="of:=[.B10]-([.B10]+[.C10])/2" office:value-type="float" office:value="217.5" calcext:value-type="float">
            <text:p>217.5</text:p>
          </table:table-cell>
          <table:table-cell table:formula="of:=[.D10]*0.001/(2*PI()*50*[.A10])" office:value-type="float" office:value="0.00000489620935254416" calcext:value-type="float">
            <text:p>4.89620935254416E-06</text:p>
          </table:table-cell>
        </table:table-row>
        <table:table-row table:style-name="ro1">
          <table:table-cell office:value-type="float" office:value="212.1" calcext:value-type="float">
            <text:p>212.1</text:p>
          </table:table-cell>
          <table:table-cell office:value-type="float" office:value="361" calcext:value-type="float">
            <text:p>361</text:p>
          </table:table-cell>
          <table:table-cell office:value-type="float" office:value="-331" calcext:value-type="float">
            <text:p>-331</text:p>
          </table:table-cell>
          <table:table-cell table:formula="of:=[.B11]-([.B11]+[.C11])/2" office:value-type="float" office:value="346" calcext:value-type="float">
            <text:p>346</text:p>
          </table:table-cell>
          <table:table-cell table:formula="of:=[.D11]*0.001/(2*PI()*50*[.A11])" office:value-type="float" office:value="0.00000519260823288975" calcext:value-type="float">
            <text:p>5.19260823288975E-0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ilt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ient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12.1" calcext:value-type="float">
            <text:p>212.1</text:p>
          </table:table-cell>
          <table:table-cell office:value-type="float" office:value="232" calcext:value-type="float">
            <text:p>232</text:p>
          </table:table-cell>
          <table:table-cell office:value-type="float" office:value="-201" calcext:value-type="float">
            <text:p>-201</text:p>
          </table:table-cell>
          <table:table-cell table:formula="of:=[.B16]-([.B16]+[.C16])/2" office:value-type="float" office:value="216.5" calcext:value-type="float">
            <text:p>216.5</text:p>
          </table:table-cell>
          <table:table-cell table:formula="of:=[.D16]*0.001/(2*PI()*50*[.A16])" office:value-type="float" office:value="0.00000324913203011743" calcext:value-type="float">
            <text:p>3.24913203011743E-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.87" calcext:value-type="float">
            <text:p>59.87</text:p>
          </table:table-cell>
          <table:table-cell office:value-type="float" office:value="-44.03" calcext:value-type="float">
            <text:p>-44.03</text:p>
          </table:table-cell>
          <table:table-cell table:formula="of:=[.B17]-([.B17]+[.C17])/2" office:value-type="float" office:value="51.95" calcext:value-type="float">
            <text:p>51.95</text:p>
          </table:table-cell>
          <table:table-cell table:formula="of:=[.D17]*0.001/(2*PI()*50*[.A17])" office:value-type="float" office:value="0.00000206702482340599" calcext:value-type="float">
            <text:p>2.06702482340599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-91.36" calcext:value-type="float">
            <text:p>-91.36</text:p>
          </table:table-cell>
          <table:table-cell table:formula="of:=[.B18]-([.B18]+[.C18])/2" office:value-type="float" office:value="99.18" calcext:value-type="float">
            <text:p>99.18</text:p>
          </table:table-cell>
          <table:table-cell table:formula="of:=[.D18]*0.001/(2*PI()*50*[.A18])" office:value-type="float" office:value="0.00000286999768288258" calcext:value-type="float">
            <text:p>2.86999768288258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2:42:04.103567510</meta:creation-date>
    <dc:date>2022-05-26T13:13:28.244704295</dc:date>
    <meta:editing-duration>PT10M42S</meta:editing-duration>
    <meta:editing-cycles>2</meta:editing-cycles>
    <meta:generator>LibreOffice/7.3.2.2$Linux_X86_64 LibreOffice_project/30$Build-2</meta:generator>
    <meta:document-statistic meta:table-count="1" meta:cell-count="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Vo vs I</text:p>
        </chart:title>
        <chart:legend chart:legend-position="end" svg:x="11.904cm" svg:y="3.952cm" style:legend-expansion="high" chart:style-name="ch3"/>
        <chart:plot-area chart:style-name="ch4" table:cell-range-address="Sheet1.A2:Sheet1.A11 Sheet1.D2:Sheet1.D11" svg:x="0.32cm" svg:y="1.275cm" svg:width="11.264cm" svg:height="7.545cm">
          <chart:coordinate-region svg:x="1.127cm" svg:y="1.475cm" svg:width="10.17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1" chart:class="chart:scatter">
            <chart:domain table:cell-range-address="Sheet1.A2:Sheet1.A11"/>
            <chart:regression-curve chart:style-name="ch8">
              <chart:equation chart:display-equation="true" chart:display-r-square="true"/>
            </chart:regression-curve>
            <chart:data-point chart:repeated="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2:Sheet1.A11</svg:desc>
                </draw:g>
              </table:table-cell>
              <table:table-cell office:value-type="float" office:value="30.76">
                <text:p>30.76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46.99">
                <text:p>46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71.36">
                <text:p>71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.4">
                <text:p>141.4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.1">
                <text:p>212.1</text:p>
              </table:table-cell>
              <table:table-cell office:value-type="float" office:value="346">
                <text:p>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M vs I</text:p>
        </chart:title>
        <chart:legend chart:legend-position="end" svg:x="13.148cm" svg:y="4.201cm" style:legend-expansion="high" chart:style-name="ch3"/>
        <chart:plot-area chart:style-name="ch4" table:cell-range-address="Sheet1.A2:Sheet1.A11 Sheet1.E2:Sheet1.E11" svg:x="0.32cm" svg:y="1.275cm" svg:width="12.508cm" svg:height="7.545cm">
          <chart:coordinate-region svg:x="1.973cm" svg:y="1.475cm" svg:width="10.575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11" chart:class="chart:scatter">
            <chart:domain table:cell-range-address="Sheet1.A2:Sheet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2:Sheet1.A11</svg:desc>
                </draw:g>
              </table:table-cell>
              <table:table-cell office:value-type="float" office:value="0.0000016318686831689">
                <text:p>0.0000016318686831689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0.0000021367687931109">
                <text:p>0.0000021367687931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000283932418475941">
                <text:p>0.00000283932418475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00000339106132081132">
                <text:p>0.00000339106132081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000386746511713306">
                <text:p>0.00000386746511713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0.00000410909125800893">
                <text:p>0.00000410909125800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000043634980231028">
                <text:p>0.000004363498023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0.00000476240560482671">
                <text:p>0.00000476240560482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.4">
                <text:p>141.4</text:p>
              </table:table-cell>
              <table:table-cell office:value-type="float" office:value="0.00000489620935254416">
                <text:p>0.00000489620935254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.1">
                <text:p>212.1</text:p>
              </table:table-cell>
              <table:table-cell office:value-type="float" office:value="0.00000519260823288975">
                <text:p>0.00000519260823288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